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3" office:value-type="string" calcext:value-type="string">
            <text:p>Пример выполнения работы:</text:p>
          </table:table-cell>
          <table:table-cell table:style-name="ce8"/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4" office:value-type="string" calcext:value-type="string">
            <text:p>Лимонад</text:p>
          </table:table-cell>
          <table:table-cell table:style-name="ce9" office:value-type="float" office:value="15" calcext:value-type="float">
            <text:p>1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Торт </text:p>
          </table:table-cell>
          <table:table-cell table:style-name="ce9" office:value-type="float" office:value="150" calcext:value-type="float">
            <text:p>150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Тик-так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5" table:number-columns-repeated="5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/>
          <table:table-cell table:style-name="ce10" office:value-type="string" calcext:value-type="string">
            <text:p>Лимонад</text:p>
          </table:table-cell>
          <table:table-cell table:style-name="ce10" office:value-type="string" calcext:value-type="string">
            <text:p>Торт</text:p>
          </table:table-cell>
          <table:table-cell table:style-name="ce10" office:value-type="string" calcext:value-type="string">
            <text:p>Тик-так</text:p>
          </table:table-cell>
          <table:table-cell table:style-name="ce10" office:value-type="string" calcext:value-type="string">
            <text:p>Калории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Буратино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B10]*[.$B$5]+[.C10]*[.$B$6]+[.D10]*[.$B$7]" office:value-type="float" office:value="715" calcext:value-type="float">
            <text:p>715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Мальвина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11]*[.$B$5]+[.C11]*[.$B$6]+[.D11]*[.$B$7]" office:value-type="float" office:value="169" calcext:value-type="float">
            <text:p>16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Пьеро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2]*[.$B$5]+[.C12]*[.$B$6]+[.D12]*[.$B$7]" office:value-type="float" office:value="330" calcext:value-type="float">
            <text:p>33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Дуремар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3]*[.$B$5]+[.C13]*[.$B$6]+[.D13]*[.$B$7]" office:value-type="float" office:value="480" calcext:value-type="float">
            <text:p>48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Всего</text:p>
          </table:table-cell>
          <table:table-cell table:style-name="ce11" table:formula="of:=[.B10]+[.B11]+[.B12]+[.B13]" office:value-type="float" office:value="10" calcext:value-type="float">
            <text:p>10</text:p>
          </table:table-cell>
          <table:table-cell table:style-name="ce11" table:formula="of:=[.C10]+[.C11]+[.C12]+[.C13]" office:value-type="float" office:value="10" calcext:value-type="float">
            <text:p>10</text:p>
          </table:table-cell>
          <table:table-cell table:style-name="ce11" table:formula="of:=[.D10]+[.D11]+[.D12]+[.D13]" office:value-type="float" office:value="22" calcext:value-type="float">
            <text:p>22</text:p>
          </table:table-cell>
          <table:table-cell table:style-name="ce11" table:formula="of:=[.B14]+[.C14]+[.D14]" office:value-type="float" office:value="42" calcext:value-type="float">
            <text:p>42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Калории</text:p>
          </table:table-cell>
          <table:table-cell table:style-name="ce11" table:formula="of:=[.B14]*[.$B$5]" office:value-type="float" office:value="150" calcext:value-type="float">
            <text:p>150</text:p>
          </table:table-cell>
          <table:table-cell table:style-name="ce11" table:formula="of:=[.C14]*[.$B$6]" office:value-type="float" office:value="1500" calcext:value-type="float">
            <text:p>1500</text:p>
          </table:table-cell>
          <table:table-cell table:style-name="ce11" table:formula="of:=[.D14]*[.$B$7]" office:value-type="float" office:value="44" calcext:value-type="float">
            <text:p>44</text:p>
          </table:table-cell>
          <table:table-cell table:style-name="ce11" table:formula="of:=[.B15]+[.C15]+[.D15]" office:value-type="float" office:value="1694" calcext:value-type="float">
            <text:p>1694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7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style-name="ce8" table:number-columns-repeated="8"/>
          <table:table-cell table:style-name="ce2" table:number-columns-repeated="9"/>
          <table:table-cell table:number-columns-repeated="1006"/>
        </table:table-row>
        <table:table-row table:style-name="ro2">
          <table:table-cell>
            <draw:frame table:end-cell-address="Лист1.F36" table:end-x="79.99pt" table:end-y="9.72pt" draw:z-index="0" draw:name="Chart 1" draw:style-name="gr1" draw:text-style-name="P1" svg:width="449.97pt" svg:height="278.22pt" svg:x="30.76pt" svg:y="15pt">
              <draw:object draw:notify-on-update-of-ranges="Лист1.A10:Лист1.A13 Лист1.E9:Лист1.E9 Лист1.E10:Лист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7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style-name="ce8" table:number-columns-repeated="10"/>
          <table:table-cell table:style-name="ce2" table:number-columns-repeated="7"/>
          <table:table-cell table:number-columns-repeated="1006"/>
        </table:table-row>
        <table:table-row table:style-name="ro1">
          <table:table-cell table:style-name="ce4" office:value-type="string" calcext:value-type="string">
            <text:p>компьютер</text:p>
          </table:table-cell>
          <table:table-cell table:style-name="ce9" office:value-type="float" office:value="100" calcext:value-type="float">
            <text:p>100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принтер</text:p>
          </table:table-cell>
          <table:table-cell table:style-name="ce9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сканер</text:p>
          </table:table-cell>
          <table:table-cell table:style-name="ce9" office:value-type="float" office:value="78" calcext:value-type="float">
            <text:p>78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компьютер</text:p>
          </table:table-cell>
          <table:table-cell table:style-name="ce4" office:value-type="string" calcext:value-type="string">
            <text:p>прин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Продано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Мальвина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9]*[.$B$4]+[.C9]*[.$B$5]+[.D9]*[.$B$6]" office:value-type="float" office:value="1280" calcext:value-type="float">
            <text:p>128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B10]*[.$B$4]+[.C10]*[.$B$5]+[.D10]*[.$B$6]" office:value-type="float" office:value="1061" calcext:value-type="float">
            <text:p>1061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1]*[.$B$4]+[.C11]*[.$B$5]+[.D11]*[.$B$6]" office:value-type="float" office:value="920" calcext:value-type="float">
            <text:p>92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лиса Алиса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12]*[.$B$4]+[.C12]*[.$B$5]+[.D12]*[.$B$6]" office:value-type="float" office:value="1208" calcext:value-type="float">
            <text:p>1208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9" table:formula="of:=[.B9]+[.B10]+[.B11]+[.B12]" office:value-type="float" office:value="23" calcext:value-type="float">
            <text:p>23</text:p>
          </table:table-cell>
          <table:table-cell table:style-name="ce9" table:formula="of:=[.C9]+[.C10]+[.C11]+[.C12]" office:value-type="float" office:value="21" calcext:value-type="float">
            <text:p>21</text:p>
          </table:table-cell>
          <table:table-cell table:style-name="ce9" table:formula="of:=[.D9]+[.D10]+[.D11]+[.D12]" office:value-type="float" office:value="13" calcext:value-type="float">
            <text:p>13</text:p>
          </table:table-cell>
          <table:table-cell table:style-name="ce9" table:formula="of:=[.B13]+[.C13]+[.D13]" office:value-type="float" office:value="57" calcext:value-type="float">
            <text:p>57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2" office:value-type="string" calcext:value-type="string">
            <text:p>Деньги</text:p>
          </table:table-cell>
          <table:table-cell table:style-name="ce9" table:formula="of:=[.B13]*[.$B$4]" office:value-type="float" office:value="2300" calcext:value-type="float">
            <text:p>2300</text:p>
          </table:table-cell>
          <table:table-cell table:style-name="ce9" table:formula="of:=[.C13]*[.$B$5]" office:value-type="float" office:value="1155" calcext:value-type="float">
            <text:p>1155</text:p>
          </table:table-cell>
          <table:table-cell table:style-name="ce9" table:formula="of:=[.D13]*[.$B$6]" office:value-type="float" office:value="1014" calcext:value-type="float">
            <text:p>1014</text:p>
          </table:table-cell>
          <table:table-cell table:style-name="ce9" table:formula="of:=[.B14]+[.C14]+[.D14]" office:value-type="float" office:value="4469" calcext:value-type="float">
            <text:p>446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3" office:value-type="string" calcext:value-type="string">
            <text:p><text:s text:c="4"/></text:p>
          </table:table-cell>
          <table:table-cell table:style-name="ce2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style-name="ce8" table:number-columns-repeated="9"/>
          <table:table-cell table:style-name="ce2" table:number-columns-repeated="8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Лист2.F35" table:end-x="64.23pt" table:end-y="12.7pt" draw:z-index="0" draw:name="Chart 2" draw:style-name="gr1" draw:text-style-name="P1" svg:width="449.97pt" svg:height="278.22pt" svg:x="15pt" svg:y="2.24pt">
              <draw:object draw:notify-on-update-of-ranges="Лист2.A9:Лист2.A12 Лист2.E8:Лист2.E8 Лист2.E9:Лист2.E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4" office:value-type="string" calcext:value-type="string">
            <text:p>задача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стих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книга</text:p>
          </table:table-cell>
          <table:table-cell table:style-name="ce9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всего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B8]*[.$B$3]+[.C8]*[.$B$4]+[.D8]*[.$B$5]" office:value-type="float" office:value="83" calcext:value-type="float">
            <text:p>83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9]*[.$B$3]+[.C9]*[.$B$4]+[.D9]*[.$B$5]" office:value-type="float" office:value="430" calcext:value-type="float">
            <text:p>43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Пудель Артемон 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B10]*[.$B$3]+[.C10]*[.$B$4]+[.D10]*[.$B$5]" office:value-type="float" office:value="174" calcext:value-type="float">
            <text:p>174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9" table:formula="of:=[.B8]+[.B9]+[.B10]" office:value-type="float" office:value="16" calcext:value-type="float">
            <text:p>16</text:p>
          </table:table-cell>
          <table:table-cell table:style-name="ce9" table:formula="of:=[.C8]+[.C9]+[.C10]" office:value-type="float" office:value="28" calcext:value-type="float">
            <text:p>28</text:p>
          </table:table-cell>
          <table:table-cell table:style-name="ce9" table:formula="of:=[.D8]+[.D9]+[.D10]" office:value-type="float" office:value="15" calcext:value-type="float">
            <text:p>15</text:p>
          </table:table-cell>
          <table:table-cell table:style-name="ce9" table:formula="of:=[.B11]+[.C11]+[.D11]" office:value-type="float" office:value="59" calcext:value-type="float">
            <text:p>5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4" office:value-type="string" calcext:value-type="string">
            <text:p>Конфеты</text:p>
          </table:table-cell>
          <table:table-cell table:style-name="ce9" table:formula="of:=[.B11]*[.$B$3]" office:value-type="float" office:value="80" calcext:value-type="float">
            <text:p>80</text:p>
          </table:table-cell>
          <table:table-cell table:style-name="ce9" table:formula="of:=[.C11]*[.$B$4]" office:value-type="float" office:value="112" calcext:value-type="float">
            <text:p>112</text:p>
          </table:table-cell>
          <table:table-cell table:style-name="ce9" table:formula="of:=[.D11]*[.$B$5]" office:value-type="float" office:value="495" calcext:value-type="float">
            <text:p>495</text:p>
          </table:table-cell>
          <table:table-cell table:style-name="ce9" table:formula="of:=[.B12]+[.C12]+[.D12]" office:value-type="float" office:value="687" calcext:value-type="float">
            <text:p>687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7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style-name="ce8" table:number-columns-repeated="11"/>
          <table:table-cell table:style-name="ce2" table:number-columns-repeated="6"/>
          <table:table-cell table:number-columns-repeated="1006"/>
        </table:table-row>
        <table:table-row table:style-name="ro2">
          <table:table-cell>
            <draw:frame table:end-cell-address="Лист3.G33" table:end-x="0.57pt" table:end-y="5.19pt" draw:z-index="0" draw:name="Chart 3" draw:style-name="gr1" draw:text-style-name="P1" svg:width="449.97pt" svg:height="278.22pt" svg:x="31.49pt" svg:y="10.49pt">
              <draw:object draw:notify-on-update-of-ranges="Лист3.A9:Лист3.A12 Лист3.B8:Лист3.B8 Лист3.B9:Лист3.B12 Лист3.C8:Лист3.C8 Лист3.C9:Лист3.C12 Лист3.D8:Лист3.D8 Лист3.D9:Лист3.D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4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a64d7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ff00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cm" svg:y="3.862cm" style:legend-expansion="high" chart:style-name="ch2"/>
        <chart:plot-area chart:style-name="ch3" table:cell-range-address="Лист1.A10:Лист1.A13 Лист1.E9:Лист1.E13" chart:data-source-has-labels="both" svg:x="1.377cm" svg:y="0.196cm" svg:width="11.706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217cm" svg:y="0.196cm" svg:width="10.823cm" svg:height="8.7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Лист1.A10:Лист1.A13"/>
          </chart:axis>
          <chart:axis chart:dimension="y" chart:name="primary-y" chart:style-name="ch5">
            <chart:title svg:x="0.451cm" svg:y="5.647cm" chart:style-name="ch6">
              <text:p>Калории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Лист1.E10:Лист1.E13" chart:label-cell-address="Лист1.E9:Лист1.E9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алории</text:p>
                <draw:g>
                  <svg:desc>Лист1.E9:Лист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Лист1.A10:Лист1.A13</svg:desc>
                </draw:g>
              </table:table-cell>
              <table:table-cell office:value-type="float" office:value="715">
                <text:p>715</text:p>
                <draw:g>
                  <svg:desc>Лист1.E10:Лист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e59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chart-properties chart:solid-type="cuboid"/>
      <style:graphic-properties draw:fill-color="#00ffff"/>
    </style:style>
    <style:style style:name="ch10" style:family="chart">
      <style:chart-properties chart:solid-type="cuboid"/>
      <style:graphic-properties draw:fill-color="#ff00ff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241cm" svg:y="3.862cm" style:legend-expansion="high" chart:style-name="ch2"/>
        <chart:plot-area chart:style-name="ch3" table:cell-range-address="Лист2.A9:Лист2.A12 Лист2.E8:Лист2.E12" chart:data-source-has-labels="both" svg:x="0.317cm" svg:y="0.196cm" svg:width="12.607cm" svg:height="9.424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1.012cm" svg:y="0.196cm" svg:width="11.217cm" svg:height="9.42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Лист2.A9:Лист2.A12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Лист2.E9:Лист2.E12" chart:label-cell-address="Лист2.E8:Лист2.E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дано</text:p>
                <draw:g>
                  <svg:desc>Лист2.E8:Лист2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Лист2.A9:Лист2.A12</svg:desc>
                </draw:g>
              </table:table-cell>
              <table:table-cell office:value-type="float" office:value="1280">
                <text:p>1280</text:p>
                <draw:g>
                  <svg:desc>Лист2.E9:Лист2.E12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1208">
                <text:p>1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06666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935cm" svg:y="4.111cm" style:legend-expansion="high" chart:style-name="ch2"/>
        <chart:plot-area chart:style-name="ch3" table:cell-range-address="Лист3.A8:Лист3.D12" chart:data-source-has-labels="both" svg:x="0.317cm" svg:y="0.196cm" svg:width="14.301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253cm" svg:y="0.196cm" svg:width="13.224cm" svg:height="8.7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Лист3.A9:Лист3.A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3.B9:Лист3.B12" chart:label-cell-address="Лист3.B8:Лист3.B8" chart:class="chart:bar">
            <chart:data-point chart:repeated="4"/>
          </chart:series>
          <chart:series chart:style-name="ch9" chart:values-cell-range-address="Лист3.C9:Лист3.C12" chart:label-cell-address="Лист3.C8:Лист3.C8" chart:class="chart:bar">
            <chart:data-point chart:repeated="4"/>
          </chart:series>
          <chart:series chart:style-name="ch10" chart:values-cell-range-address="Лист3.D9:Лист3.D12" chart:label-cell-address="Лист3.D8:Лист3.D8" chart:class="chart:bar">
            <chart:data-point chart:repeated="4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Лист3.B8:Лист3.B8</svg:desc>
                </draw:g>
              </table:table-cell>
              <table:table-cell office:value-type="string">
                <text:p>3</text:p>
                <draw:g>
                  <svg:desc>Лист3.C8:Лист3.C8</svg:desc>
                </draw:g>
              </table:table-cell>
              <table:table-cell office:value-type="string">
                <text:p>2</text:p>
                <draw:g>
                  <svg:desc>Лист3.D8:Лист3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ьеро</text:p>
                <draw:g>
                  <svg:desc>Лист3.A9:Лист3.A12</svg:desc>
                </draw:g>
              </table:table-cell>
              <table:table-cell office:value-type="float" office:value="0">
                <text:p>0</text:p>
                <draw:g>
                  <svg:desc>Лист3.B9:Лист3.B12</svg:desc>
                </draw:g>
              </table:table-cell>
              <table:table-cell office:value-type="float" office:value="25">
                <text:p>25</text:p>
                <draw:g>
                  <svg:desc>Лист3.C9:Лист3.C12</svg:desc>
                </draw:g>
              </table:table-cell>
              <table:table-cell office:value-type="float" office:value="10">
                <text:p>10</text:p>
                <draw:g>
                  <svg:desc>Лист3.D9:Лист3.D12</svg:desc>
                </draw:g>
              </table:table-cell>
            </table:table-row>
            <table:table-row>
              <table:table-cell office:value-type="string">
                <text:p>Пудель Артемон 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Конфеты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